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881cm"/>
    </style:style>
    <style:style style:name="co2" style:family="table-column">
      <style:table-column-properties fo:break-before="auto" style:column-width="3.133cm"/>
    </style:style>
    <style:style style:name="co3" style:family="table-column">
      <style:table-column-properties fo:break-before="auto" style:column-width="2.741cm"/>
    </style:style>
    <style:style style:name="co4" style:family="table-column">
      <style:table-column-properties fo:break-before="auto" style:column-width="5.93cm"/>
    </style:style>
    <style:style style:name="co5" style:family="table-column">
      <style:table-column-properties fo:break-before="auto" style:column-width="5.817cm"/>
    </style:style>
    <style:style style:name="co6" style:family="table-column">
      <style:table-column-properties fo:break-before="auto" style:column-width="5.789cm"/>
    </style:style>
    <style:style style:name="co7" style:family="table-column">
      <style:table-column-properties fo:break-before="auto" style:column-width="7.692cm"/>
    </style:style>
    <style:style style:name="co8" style:family="table-column">
      <style:table-column-properties fo:break-before="auto" style:column-width="2.09cm"/>
    </style:style>
    <style:style style:name="ro1" style:family="table-row">
      <style:table-row-properties style:row-height="1.296cm" fo:break-before="auto" style:use-optimal-row-height="fals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fo:background-color="#3465a4" style:text-align-source="value-type" style:repeat-content="false" fo:wrap-option="no-wrap" fo:border="0.74pt solid #3465a4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order="0.74pt solid #3465a4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fo:background-color="#3465a4" style:text-align-source="value-type" style:repeat-content="false" fo:wrap-option="wrap" fo:border="0.74pt solid #3465a4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order="0.74pt solid #3465a4"/>
    </style:style>
    <style:style style:name="ce5" style:family="table-cell" style:parent-style-name="Default">
      <style:table-cell-properties style:text-align-source="value-type" style:repeat-content="false" fo:wrap-option="wrap" fo:border="0.74pt solid #3465a4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Alto&quot;;&quot;Bajo&quot;)" table:allow-empty-cell="true" table:display-list="unsorted" table:base-cell-address="Hoja1.B2">
          <table:help-message table:display="true"/>
          <table:error-message table:message-type="stop" table:display="true"/>
        </table:content-validation>
        <table:content-validation table:name="val2" table:condition="of:cell-content-is-in-list(&quot;Positiva&quot;;&quot;Neutral&quot;;&quot;Negativa&quot;)" table:allow-empty-cell="true" table:display-list="unsorted" table:base-cell-address="Hoja1.E2">
          <table:help-message table:display="true"/>
          <table:error-message table:message-type="stop" table:display="true"/>
        </table:content-validation>
      </table:content-validation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6377" table:default-cell-style-name="Default"/>
        <table:table-row table:style-name="ro1">
          <table:table-cell table:style-name="ce1" office:value-type="string" calcext:value-type="string">
            <text:p>Nombre y rol del stakeholder</text:p>
          </table:table-cell>
          <table:table-cell table:style-name="ce3" office:value-type="string" calcext:value-type="string">
            <text:p>Poder</text:p>
            <text:p>(Alto - Bajo)</text:p>
          </table:table-cell>
          <table:table-cell table:style-name="ce3" office:value-type="string" calcext:value-type="string">
            <text:p>Interés</text:p>
            <text:p>(Alto - Bajo)</text:p>
          </table:table-cell>
          <table:table-cell table:style-name="ce3" office:value-type="string" calcext:value-type="string">
            <text:p>Acción</text:p>
            <text:p>(Autocompletado)</text:p>
          </table:table-cell>
          <table:table-cell table:style-name="ce3" office:value-type="string" calcext:value-type="string">
            <text:p>Actitud actual</text:p>
            <text:p>(Positiva - Neutral - Negativa)</text:p>
          </table:table-cell>
          <table:table-cell table:style-name="ce3" office:value-type="string" calcext:value-type="string">
            <text:p>Actitud deseada</text:p>
            <text:p>(Positiva - Neutral - Negativa)</text:p>
          </table:table-cell>
          <table:table-cell table:style-name="ce1" office:value-type="string" calcext:value-type="string">
            <text:p>Plan de comunicación</text:p>
          </table:table-cell>
          <table:table-cell table:style-name="ce6" table:number-columns-repeated="16377"/>
        </table:table-row>
        <table:table-row table:style-name="ro2">
          <table:table-cell table:style-name="ce2" office:value-type="string" calcext:value-type="string">
            <text:p>Sofía (product manager)</text:p>
          </table:table-cell>
          <table:table-cell table:number-columns-repeated="2" table:style-name="ce4" table:content-validation-name="val1" office:value-type="string" calcext:value-type="string">
            <text:p>Alto</text:p>
          </table:table-cell>
          <table:table-cell table:style-name="ce4" table:formula="of:=IF(OR([.C2]=&quot;&quot;;[.B2]=&quot;&quot;);&quot;&quot;;IF(AND([.B2]=&quot;Alto&quot;;[.C2]=&quot;Alto&quot;);&quot;Involucrar y mantener cerca&quot;; IF(AND([.B2]=&quot;Alto&quot;; [.C2]=&quot;Bajo&quot;);&quot;Consultar y mantener satisfecho&quot;; IF(AND([.B2]=&quot;Bajo&quot;; [.C2]=&quot;Alto&quot;); &quot;Mantener informada&quot;; IF(AND([.B2]=&quot;Bajo&quot;; [.C2]=&quot;Bajo&quot;); &quot;Monitorizar&quot;)))))" office:value-type="string" office:string-value="Involucrar y mantener cerca" calcext:value-type="string">
            <text:p>Involucrar y mantener cerca</text:p>
          </table:table-cell>
          <table:table-cell table:number-columns-repeated="2" table:style-name="ce4" table:content-validation-name="val2" office:value-type="string" calcext:value-type="string">
            <text:p>Positiva</text:p>
          </table:table-cell>
          <table:table-cell table:style-name="ce5" office:value-type="string" calcext:value-type="string">
            <text:p>Invitarla a las sesiones de investigación</text:p>
            <text:p>Invitarla a las reuniones de seguimiento</text:p>
            <text:p>Breve reunión informativa cada 15 días</text:p>
          </table:table-cell>
          <table:table-cell table:number-columns-repeated="16377"/>
        </table:table-row>
        <table:table-row table:style-name="ro3">
          <table:table-cell table:style-name="ce2" office:value-type="string" calcext:value-type="string">
            <text:p>Mateo (director comercial)</text:p>
          </table:table-cell>
          <table:table-cell table:style-name="ce4" table:content-validation-name="val1" office:value-type="string" calcext:value-type="string">
            <text:p>Alto</text:p>
          </table:table-cell>
          <table:table-cell table:style-name="ce4" table:content-validation-name="val1" office:value-type="string" calcext:value-type="string">
            <text:p>Bajo</text:p>
          </table:table-cell>
          <table:table-cell table:style-name="ce4" table:formula="of:=IF(OR([.C3]=&quot;&quot;;[.B3]=&quot;&quot;);&quot;&quot;;IF(AND([.B3]=&quot;Alto&quot;;[.C3]=&quot;Alto&quot;);&quot;Involucrar y mantener cerca&quot;; IF(AND([.B3]=&quot;Alto&quot;; [.C3]=&quot;Bajo&quot;);&quot;Consultar y mantener satisfecho&quot;; IF(AND([.B3]=&quot;Bajo&quot;; [.C3]=&quot;Alto&quot;); &quot;Mantener informada&quot;; IF(AND([.B3]=&quot;Bajo&quot;; [.C3]=&quot;Bajo&quot;); &quot;Monitorizar&quot;)))))" office:value-type="string" office:string-value="Consultar y mantener satisfecho" calcext:value-type="string">
            <text:p>Consultar y mantener satisfecho</text:p>
          </table:table-cell>
          <table:table-cell table:style-name="ce4" table:content-validation-name="val2" office:value-type="string" calcext:value-type="string">
            <text:p>Negativa</text:p>
          </table:table-cell>
          <table:table-cell table:style-name="ce4" table:content-validation-name="val2" office:value-type="string" calcext:value-type="string">
            <text:p>Positiva</text:p>
          </table:table-cell>
          <table:table-cell table:style-name="ce5" office:value-type="string" calcext:value-type="string">
            <text:p>Convocarle a una reunión</text:p>
            <text:p>Invitarle a las sesiones de investigación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Lucía (departamento de marketing)</text:p>
          </table:table-cell>
          <table:table-cell table:style-name="ce4" table:content-validation-name="val1" office:value-type="string" calcext:value-type="string">
            <text:p>Bajo</text:p>
          </table:table-cell>
          <table:table-cell table:style-name="ce4" table:content-validation-name="val1" office:value-type="string" calcext:value-type="string">
            <text:p>Alto</text:p>
          </table:table-cell>
          <table:table-cell table:style-name="ce4" table:formula="of:=IF(OR([.C4]=&quot;&quot;;[.B4]=&quot;&quot;);&quot;&quot;;IF(AND([.B4]=&quot;Alto&quot;;[.C4]=&quot;Alto&quot;);&quot;Involucrar y mantener cerca&quot;; IF(AND([.B4]=&quot;Alto&quot;; [.C4]=&quot;Bajo&quot;);&quot;Consultar y mantener satisfecho&quot;; IF(AND([.B4]=&quot;Bajo&quot;; [.C4]=&quot;Alto&quot;); &quot;Mantener informada&quot;; IF(AND([.B4]=&quot;Bajo&quot;; [.C4]=&quot;Bajo&quot;); &quot;Monitorizar&quot;)))))" office:value-type="string" office:string-value="Mantener informada" calcext:value-type="string">
            <text:p>Mantener informada</text:p>
          </table:table-cell>
          <table:table-cell table:number-columns-repeated="2" table:style-name="ce4" table:content-validation-name="val2" office:value-type="string" calcext:value-type="string">
            <text:p>Positiva</text:p>
          </table:table-cell>
          <table:table-cell table:style-name="ce5" office:value-type="string" calcext:value-type="string">
            <text:p>Invitarla a las sesiones de investigación</text:p>
            <text:p>Invitarla a las reuniones de seguimiento</text:p>
            <text:p>Breve reunión informativa cada 15 días</text:p>
          </table:table-cell>
          <table:table-cell table:number-columns-repeated="16377"/>
        </table:table-row>
        <table:table-row table:style-name="ro4">
          <table:table-cell table:style-name="ce2" office:value-type="string" calcext:value-type="string">
            <text:p>Elena (departamento de informática)</text:p>
          </table:table-cell>
          <table:table-cell table:number-columns-repeated="2" table:style-name="ce4" table:content-validation-name="val1" office:value-type="string" calcext:value-type="string">
            <text:p>Bajo</text:p>
          </table:table-cell>
          <table:table-cell table:style-name="ce4" table:formula="of:=IF(OR([.C5]=&quot;&quot;;[.B5]=&quot;&quot;);&quot;&quot;;IF(AND([.B5]=&quot;Alto&quot;;[.C5]=&quot;Alto&quot;);&quot;Involucrar y mantener cerca&quot;; IF(AND([.B5]=&quot;Alto&quot;; [.C5]=&quot;Bajo&quot;);&quot;Consultar y mantener satisfecho&quot;; IF(AND([.B5]=&quot;Bajo&quot;; [.C5]=&quot;Alto&quot;); &quot;Mantener informada&quot;; IF(AND([.B5]=&quot;Bajo&quot;; [.C5]=&quot;Bajo&quot;); &quot;Monitorizar&quot;)))))" office:value-type="string" office:string-value="Monitorizar" calcext:value-type="string">
            <text:p>Monitorizar</text:p>
          </table:table-cell>
          <table:table-cell table:style-name="ce4" table:content-validation-name="val2" office:value-type="string" calcext:value-type="string">
            <text:p>Negativa</text:p>
          </table:table-cell>
          <table:table-cell table:style-name="ce4" table:content-validation-name="val2" office:value-type="string" calcext:value-type="string">
            <text:p>Neutral</text:p>
          </table:table-cell>
          <table:table-cell table:style-name="ce5" office:value-type="string" calcext:value-type="string">
            <text:p>Breve reunión informativa cada mes</text:p>
          </table:table-cell>
          <table:table-cell table:number-columns-repeated="16377"/>
        </table:table-row>
        <table:table-row table:style-name="ro4">
          <table:table-cell table:style-name="ce2"/>
          <table:table-cell table:style-name="ce4" table:content-validation-name="val1" table:number-columns-repeated="2"/>
          <table:table-cell table:style-name="ce4" table:formula="of:=IF(OR([.C6]=&quot;&quot;;[.B6]=&quot;&quot;);&quot;&quot;;IF(AND([.B6]=&quot;Alto&quot;;[.C6]=&quot;Alto&quot;);&quot;Involucrar y mantener cerca&quot;; IF(AND([.B6]=&quot;Alto&quot;; [.C6]=&quot;Bajo&quot;);&quot;Consultar y mantener satisfecho&quot;; IF(AND([.B6]=&quot;Bajo&quot;; [.C6]=&quot;Alto&quot;); &quot;Mantener informada&quot;; IF(AND([.B6]=&quot;Bajo&quot;; [.C6]=&quot;Bajo&quot;); &quot;Monitorizar&quot;)))))">
            <text:p/>
          </table:table-cell>
          <table:table-cell table:style-name="ce4" table:content-validation-name="val2" table:number-columns-repeated="2"/>
          <table:table-cell table:style-name="ce5"/>
          <table:table-cell table:number-columns-repeated="16377"/>
        </table:table-row>
        <table:table-row table:style-name="ro4">
          <table:table-cell table:style-name="ce2"/>
          <table:table-cell table:style-name="ce4" table:content-validation-name="val1" table:number-columns-repeated="2"/>
          <table:table-cell table:style-name="ce4" table:formula="of:=IF(OR([.C7]=&quot;&quot;;[.B7]=&quot;&quot;);&quot;&quot;;IF(AND([.B7]=&quot;Alto&quot;;[.C7]=&quot;Alto&quot;);&quot;Involucrar y mantener cerca&quot;; IF(AND([.B7]=&quot;Alto&quot;; [.C7]=&quot;Bajo&quot;);&quot;Consultar y mantener satisfecho&quot;; IF(AND([.B7]=&quot;Bajo&quot;; [.C7]=&quot;Alto&quot;); &quot;Mantener informada&quot;; IF(AND([.B7]=&quot;Bajo&quot;; [.C7]=&quot;Bajo&quot;); &quot;Monitorizar&quot;)))))">
            <text:p/>
          </table:table-cell>
          <table:table-cell table:style-name="ce4" table:content-validation-name="val2" table:number-columns-repeated="2"/>
          <table:table-cell table:style-name="ce5"/>
          <table:table-cell table:number-columns-repeated="16377"/>
        </table:table-row>
        <table:table-row table:style-name="ro4">
          <table:table-cell table:style-name="ce2"/>
          <table:table-cell table:style-name="ce4" table:content-validation-name="val1" table:number-columns-repeated="2"/>
          <table:table-cell table:style-name="ce4" table:formula="of:=IF(OR([.C8]=&quot;&quot;;[.B8]=&quot;&quot;);&quot;&quot;;IF(AND([.B8]=&quot;Alto&quot;;[.C8]=&quot;Alto&quot;);&quot;Involucrar y mantener cerca&quot;; IF(AND([.B8]=&quot;Alto&quot;; [.C8]=&quot;Bajo&quot;);&quot;Consultar y mantener satisfecho&quot;; IF(AND([.B8]=&quot;Bajo&quot;; [.C8]=&quot;Alto&quot;); &quot;Mantener informada&quot;; IF(AND([.B8]=&quot;Bajo&quot;; [.C8]=&quot;Bajo&quot;); &quot;Monitorizar&quot;)))))">
            <text:p/>
          </table:table-cell>
          <table:table-cell table:style-name="ce4" table:content-validation-name="val2" table:number-columns-repeated="2"/>
          <table:table-cell table:style-name="ce5"/>
          <table:table-cell table:number-columns-repeated="16377"/>
        </table:table-row>
        <table:table-row table:style-name="ro4">
          <table:table-cell table:style-name="ce2"/>
          <table:table-cell table:style-name="ce4" table:content-validation-name="val1" table:number-columns-repeated="2"/>
          <table:table-cell table:style-name="ce4" table:formula="of:=IF(OR([.C9]=&quot;&quot;;[.B9]=&quot;&quot;);&quot;&quot;;IF(AND([.B9]=&quot;Alto&quot;;[.C9]=&quot;Alto&quot;);&quot;Involucrar y mantener cerca&quot;; IF(AND([.B9]=&quot;Alto&quot;; [.C9]=&quot;Bajo&quot;);&quot;Consultar y mantener satisfecho&quot;; IF(AND([.B9]=&quot;Bajo&quot;; [.C9]=&quot;Alto&quot;); &quot;Mantener informada&quot;; IF(AND([.B9]=&quot;Bajo&quot;; [.C9]=&quot;Bajo&quot;); &quot;Monitorizar&quot;)))))">
            <text:p/>
          </table:table-cell>
          <table:table-cell table:style-name="ce4" table:content-validation-name="val2" table:number-columns-repeated="2"/>
          <table:table-cell table:style-name="ce5"/>
          <table:table-cell table:number-columns-repeated="16377"/>
        </table:table-row>
        <table:table-row table:style-name="ro4">
          <table:table-cell table:style-name="ce2"/>
          <table:table-cell table:style-name="ce4" table:content-validation-name="val1" table:number-columns-repeated="2"/>
          <table:table-cell table:style-name="ce4" table:formula="of:=IF(OR([.C10]=&quot;&quot;;[.B10]=&quot;&quot;);&quot;&quot;;IF(AND([.B10]=&quot;Alto&quot;;[.C10]=&quot;Alto&quot;);&quot;Involucrar y mantener cerca&quot;; IF(AND([.B10]=&quot;Alto&quot;; [.C10]=&quot;Bajo&quot;);&quot;Consultar y mantener satisfecho&quot;; IF(AND([.B10]=&quot;Bajo&quot;; [.C10]=&quot;Alto&quot;); &quot;Mantener informada&quot;; IF(AND([.B10]=&quot;Bajo&quot;; [.C10]=&quot;Bajo&quot;); &quot;Monitorizar&quot;)))))">
            <text:p/>
          </table:table-cell>
          <table:table-cell table:style-name="ce4" table:content-validation-name="val2" table:number-columns-repeated="2"/>
          <table:table-cell table:style-name="ce5"/>
          <table:table-cell table:number-columns-repeated="16377"/>
        </table:table-row>
        <table:table-row table:style-name="ro4">
          <table:table-cell table:style-name="ce2"/>
          <table:table-cell table:style-name="ce4" table:content-validation-name="val1" table:number-columns-repeated="2"/>
          <table:table-cell table:style-name="ce4" table:formula="of:=IF(OR([.C11]=&quot;&quot;;[.B11]=&quot;&quot;);&quot;&quot;;IF(AND([.B11]=&quot;Alto&quot;;[.C11]=&quot;Alto&quot;);&quot;Involucrar y mantener cerca&quot;; IF(AND([.B11]=&quot;Alto&quot;; [.C11]=&quot;Bajo&quot;);&quot;Consultar y mantener satisfecho&quot;; IF(AND([.B11]=&quot;Bajo&quot;; [.C11]=&quot;Alto&quot;); &quot;Mantener informada&quot;; IF(AND([.B11]=&quot;Bajo&quot;; [.C11]=&quot;Bajo&quot;); &quot;Monitorizar&quot;)))))">
            <text:p/>
          </table:table-cell>
          <table:table-cell table:style-name="ce4" table:content-validation-name="val2" table:number-columns-repeated="2"/>
          <table:table-cell table:style-name="ce5"/>
          <table:table-cell table:number-columns-repeated="16377"/>
        </table:table-row>
        <table:table-row table:style-name="ro4">
          <table:table-cell table:style-name="ce2"/>
          <table:table-cell table:style-name="ce4" table:content-validation-name="val1" table:number-columns-repeated="2"/>
          <table:table-cell table:style-name="ce4" table:formula="of:=IF(OR([.C12]=&quot;&quot;;[.B12]=&quot;&quot;);&quot;&quot;;IF(AND([.B12]=&quot;Alto&quot;;[.C12]=&quot;Alto&quot;);&quot;Involucrar y mantener cerca&quot;; IF(AND([.B12]=&quot;Alto&quot;; [.C12]=&quot;Bajo&quot;);&quot;Consultar y mantener satisfecho&quot;; IF(AND([.B12]=&quot;Bajo&quot;; [.C12]=&quot;Alto&quot;); &quot;Mantener informada&quot;; IF(AND([.B12]=&quot;Bajo&quot;; [.C12]=&quot;Bajo&quot;); &quot;Monitorizar&quot;)))))">
            <text:p/>
          </table:table-cell>
          <table:table-cell table:style-name="ce4" table:content-validation-name="val2" table:number-columns-repeated="2"/>
          <table:table-cell table:style-name="ce5"/>
          <table:table-cell table:number-columns-repeated="16377"/>
        </table:table-row>
        <table:table-row table:style-name="ro4">
          <table:table-cell table:style-name="ce2"/>
          <table:table-cell table:style-name="ce4" table:content-validation-name="val1" table:number-columns-repeated="2"/>
          <table:table-cell table:style-name="ce4" table:formula="of:=IF(OR([.C13]=&quot;&quot;;[.B13]=&quot;&quot;);&quot;&quot;;IF(AND([.B13]=&quot;Alto&quot;;[.C13]=&quot;Alto&quot;);&quot;Involucrar y mantener cerca&quot;; IF(AND([.B13]=&quot;Alto&quot;; [.C13]=&quot;Bajo&quot;);&quot;Consultar y mantener satisfecho&quot;; IF(AND([.B13]=&quot;Bajo&quot;; [.C13]=&quot;Alto&quot;); &quot;Mantener informada&quot;; IF(AND([.B13]=&quot;Bajo&quot;; [.C13]=&quot;Bajo&quot;); &quot;Monitorizar&quot;)))))">
            <text:p/>
          </table:table-cell>
          <table:table-cell table:style-name="ce4" table:content-validation-name="val2" table:number-columns-repeated="2"/>
          <table:table-cell table:style-name="ce5"/>
          <table:table-cell table:number-columns-repeated="16377"/>
        </table:table-row>
        <table:table-row table:style-name="ro4">
          <table:table-cell table:style-name="ce2"/>
          <table:table-cell table:style-name="ce4" table:content-validation-name="val1" table:number-columns-repeated="2"/>
          <table:table-cell table:style-name="ce4" table:formula="of:=IF(OR([.C14]=&quot;&quot;;[.B14]=&quot;&quot;);&quot;&quot;;IF(AND([.B14]=&quot;Alto&quot;;[.C14]=&quot;Alto&quot;);&quot;Involucrar y mantener cerca&quot;; IF(AND([.B14]=&quot;Alto&quot;; [.C14]=&quot;Bajo&quot;);&quot;Consultar y mantener satisfecho&quot;; IF(AND([.B14]=&quot;Bajo&quot;; [.C14]=&quot;Alto&quot;); &quot;Mantener informada&quot;; IF(AND([.B14]=&quot;Bajo&quot;; [.C14]=&quot;Bajo&quot;); &quot;Monitorizar&quot;)))))">
            <text:p/>
          </table:table-cell>
          <table:table-cell table:style-name="ce4" table:content-validation-name="val2" table:number-columns-repeated="2"/>
          <table:table-cell table:style-name="ce5"/>
          <table:table-cell table:number-columns-repeated="16377"/>
        </table:table-row>
        <table:table-row table:style-name="ro4">
          <table:table-cell table:style-name="ce2"/>
          <table:table-cell table:style-name="ce4" table:content-validation-name="val1" table:number-columns-repeated="2"/>
          <table:table-cell table:style-name="ce4" table:formula="of:=IF(OR([.C15]=&quot;&quot;;[.B15]=&quot;&quot;);&quot;&quot;;IF(AND([.B15]=&quot;Alto&quot;;[.C15]=&quot;Alto&quot;);&quot;Involucrar y mantener cerca&quot;; IF(AND([.B15]=&quot;Alto&quot;; [.C15]=&quot;Bajo&quot;);&quot;Consultar y mantener satisfecho&quot;; IF(AND([.B15]=&quot;Bajo&quot;; [.C15]=&quot;Alto&quot;); &quot;Mantener informada&quot;; IF(AND([.B15]=&quot;Bajo&quot;; [.C15]=&quot;Bajo&quot;); &quot;Monitorizar&quot;)))))">
            <text:p/>
          </table:table-cell>
          <table:table-cell table:style-name="ce4" table:content-validation-name="val2" table:number-columns-repeated="2"/>
          <table:table-cell table:style-name="ce5"/>
          <table:table-cell table:number-columns-repeated="16377"/>
        </table:table-row>
        <table:table-row table:style-name="ro4">
          <table:table-cell table:style-name="ce2"/>
          <table:table-cell table:style-name="ce4" table:content-validation-name="val1" table:number-columns-repeated="2"/>
          <table:table-cell table:style-name="ce4" table:formula="of:=IF(OR([.C16]=&quot;&quot;;[.B16]=&quot;&quot;);&quot;&quot;;IF(AND([.B16]=&quot;Alto&quot;;[.C16]=&quot;Alto&quot;);&quot;Involucrar y mantener cerca&quot;; IF(AND([.B16]=&quot;Alto&quot;; [.C16]=&quot;Bajo&quot;);&quot;Consultar y mantener satisfecho&quot;; IF(AND([.B16]=&quot;Bajo&quot;; [.C16]=&quot;Alto&quot;); &quot;Mantener informada&quot;; IF(AND([.B16]=&quot;Bajo&quot;; [.C16]=&quot;Bajo&quot;); &quot;Monitorizar&quot;)))))">
            <text:p/>
          </table:table-cell>
          <table:table-cell table:style-name="ce4" table:content-validation-name="val2" table:number-columns-repeated="2"/>
          <table:table-cell table:style-name="ce5"/>
          <table:table-cell table:number-columns-repeated="16377"/>
        </table:table-row>
        <table:table-row table:style-name="ro4">
          <table:table-cell table:style-name="ce2"/>
          <table:table-cell table:style-name="ce4" table:content-validation-name="val1" table:number-columns-repeated="2"/>
          <table:table-cell table:style-name="ce4" table:formula="of:=IF(OR([.C17]=&quot;&quot;;[.B17]=&quot;&quot;);&quot;&quot;;IF(AND([.B17]=&quot;Alto&quot;;[.C17]=&quot;Alto&quot;);&quot;Involucrar y mantener cerca&quot;; IF(AND([.B17]=&quot;Alto&quot;; [.C17]=&quot;Bajo&quot;);&quot;Consultar y mantener satisfecho&quot;; IF(AND([.B17]=&quot;Bajo&quot;; [.C17]=&quot;Alto&quot;); &quot;Mantener informada&quot;; IF(AND([.B17]=&quot;Bajo&quot;; [.C17]=&quot;Bajo&quot;); &quot;Monitorizar&quot;)))))">
            <text:p/>
          </table:table-cell>
          <table:table-cell table:style-name="ce4" table:content-validation-name="val2" table:number-columns-repeated="2"/>
          <table:table-cell table:style-name="ce5"/>
          <table:table-cell table:number-columns-repeated="16377"/>
        </table:table-row>
        <table:table-row table:style-name="ro4">
          <table:table-cell table:style-name="ce2"/>
          <table:table-cell table:style-name="ce4" table:content-validation-name="val1" table:number-columns-repeated="2"/>
          <table:table-cell table:style-name="ce4" table:formula="of:=IF(OR([.C18]=&quot;&quot;;[.B18]=&quot;&quot;);&quot;&quot;;IF(AND([.B18]=&quot;Alto&quot;;[.C18]=&quot;Alto&quot;);&quot;Involucrar y mantener cerca&quot;; IF(AND([.B18]=&quot;Alto&quot;; [.C18]=&quot;Bajo&quot;);&quot;Consultar y mantener satisfecho&quot;; IF(AND([.B18]=&quot;Bajo&quot;; [.C18]=&quot;Alto&quot;); &quot;Mantener informada&quot;; IF(AND([.B18]=&quot;Bajo&quot;; [.C18]=&quot;Bajo&quot;); &quot;Monitorizar&quot;)))))">
            <text:p/>
          </table:table-cell>
          <table:table-cell table:style-name="ce4" table:content-validation-name="val2" table:number-columns-repeated="2"/>
          <table:table-cell table:style-name="ce5"/>
          <table:table-cell table:number-columns-repeated="16377"/>
        </table:table-row>
        <table:table-row table:style-name="ro5" table:number-rows-repeated="1048557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  <table:database-ranges>
        <table:database-range table:name="Tabla3" table:target-range-address="Hoja1.A1:Hoja1.G1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0">
      <number:hours/>
      <number:text>:</number:text>
      <number:minutes number:style="long"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unitz Giménez Mendiburu</meta:initial-creator>
    <meta:creation-date>2024-02-03T20:40:01</meta:creation-date>
    <dc:date>2024-02-04T19:22:25.646000000</dc:date>
    <meta:generator>LibreOffice/7.6.4.1$Windows_X86_64 LibreOffice_project/e19e193f88cd6c0525a17fb7a176ed8e6a3e2aa1</meta:generator>
    <meta:editing-duration>PT3M8S</meta:editing-duration>
    <meta:editing-cycles>1</meta:editing-cycles>
    <meta:document-statistic meta:table-count="1" meta:cell-count="48" meta:object-count="0"/>
    <meta:user-defined meta:name="AppVersion">16.0300</meta:user-defined>
  </office:meta>
</office:document-meta>
</file>